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2" style:family="paragraph" style:parent-style-name="Standard" style:list-style-name="L1">
      <style:text-properties style:font-name="Liberation Serif" fo:font-size="12pt" officeooo:paragraph-rsid="0011c8c6" style:font-size-asian="12pt" style:font-size-complex="12pt"/>
    </style:style>
    <style:style style:name="P3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indent="0.25in" style:auto-text-indent="false" style:page-number="auto"/>
      <style:text-properties officeooo:rsid="00105b90" officeooo:paragraph-rsid="00105b90"/>
    </style:style>
    <style:style style:name="P4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indent="0.25in" style:auto-text-indent="false" style:page-number="auto"/>
      <style:text-properties officeooo:rsid="00105b90" officeooo:paragraph-rsid="00105b90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line-height="120%" fo:text-indent="0.25in" style:auto-text-indent="false"/>
      <style:text-properties officeooo:rsid="00105b90" officeooo:paragraph-rsid="00105b90"/>
    </style:style>
    <style:style style:name="P6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indent="0.25in" style:auto-text-indent="false" style:page-number="auto"/>
      <style:text-properties officeooo:rsid="00105b90" officeooo:paragraph-rsid="00105b90"/>
    </style:style>
    <style:style style:name="P7" style:family="paragraph" style:parent-style-name="Text_20_body" style:list-style-name="">
      <style:paragraph-properties fo:margin-left="0in" fo:margin-right="0in" fo:margin-top="0.139in" fo:margin-bottom="0.0835in" style:contextual-spacing="false" fo:text-indent="0in" style:auto-text-indent="false"/>
    </style:style>
    <style:style style:name="P8" style:family="paragraph" style:parent-style-name="Heading_20_2" style:master-page-name="">
      <style:paragraph-properties fo:margin-left="0in" fo:margin-right="0in" fo:margin-top="0.139in" fo:margin-bottom="0.0835in" style:contextual-spacing="false" fo:text-indent="0in" style:auto-text-indent="false" style:page-number="auto" fo:keep-with-next="always"/>
    </style:style>
    <style:style style:name="P9" style:family="paragraph" style:parent-style-name="Table_20_Contents">
      <style:text-properties officeooo:rsid="00105b90" officeooo:paragraph-rsid="00105b90"/>
    </style:style>
    <style:style style:name="P10" style:family="paragraph" style:parent-style-name="Table_20_Contents">
      <style:text-properties officeooo:rsid="0010df1a" officeooo:paragraph-rsid="0010df1a"/>
    </style:style>
    <style:style style:name="P11" style:family="paragraph" style:parent-style-name="Table_20_Contents">
      <style:text-properties officeooo:rsid="0011c8c6" officeooo:paragraph-rsid="0011c8c6"/>
    </style:style>
    <style:style style:name="P12" style:family="paragraph" style:parent-style-name="Table_20_Contents" style:list-style-name="L1">
      <style:text-properties style:font-name="Liberation Serif" fo:font-size="12pt" officeooo:rsid="0011c8c6" officeooo:paragraph-rsid="0011c8c6" style:font-size-asian="12pt" style:font-size-complex="12pt"/>
    </style:style>
    <style:style style:name="P13" style:family="paragraph" style:parent-style-name="Table_20_Contents">
      <style:text-properties fo:font-weight="bold" officeooo:rsid="0011c8c6" officeooo:paragraph-rsid="0011c8c6" style:font-weight-asian="bold" style:font-weight-complex="bold"/>
    </style:style>
    <style:style style:name="P14" style:family="paragraph" style:parent-style-name="Table_20_Contents">
      <style:text-properties fo:font-weight="bold" officeooo:rsid="00132a14" officeooo:paragraph-rsid="00132a14" style:font-weight-asian="bold" style:font-weight-complex="bold"/>
    </style:style>
    <style:style style:name="P15" style:family="paragraph" style:parent-style-name="Table_20_Contents">
      <style:text-properties fo:font-weight="bold" officeooo:rsid="0014a08a" officeooo:paragraph-rsid="0014a08a" style:font-weight-asian="bold" style:font-weight-complex="bold"/>
    </style:style>
    <style:style style:name="P16" style:family="paragraph" style:parent-style-name="Table_20_Contents">
      <style:text-properties officeooo:rsid="0011d396" officeooo:paragraph-rsid="0011d396"/>
    </style:style>
    <style:style style:name="P17" style:family="paragraph" style:parent-style-name="Table_20_Contents">
      <style:text-properties officeooo:rsid="00132a14" officeooo:paragraph-rsid="00132a14"/>
    </style:style>
    <style:style style:name="P18" style:family="paragraph" style:parent-style-name="Table_20_Contents" style:list-style-name="L2">
      <style:text-properties officeooo:rsid="00132a14" officeooo:paragraph-rsid="00132a14"/>
    </style:style>
    <style:style style:name="P19" style:family="paragraph" style:parent-style-name="Table_20_Contents" style:list-style-name="L3">
      <style:text-properties officeooo:rsid="00132a14" officeooo:paragraph-rsid="00132a14"/>
    </style:style>
    <style:style style:name="P20" style:family="paragraph" style:parent-style-name="Table_20_Contents">
      <style:text-properties officeooo:rsid="00133b35" officeooo:paragraph-rsid="00133b35"/>
    </style:style>
    <style:style style:name="P21" style:family="paragraph" style:parent-style-name="Table_20_Contents" style:list-style-name="L4">
      <style:text-properties officeooo:rsid="00133b35" officeooo:paragraph-rsid="00133b35"/>
    </style:style>
    <style:style style:name="P22" style:family="paragraph" style:parent-style-name="Table_20_Contents" style:list-style-name="L5">
      <style:text-properties officeooo:rsid="00133b35" officeooo:paragraph-rsid="00133b35"/>
    </style:style>
    <style:style style:name="P23" style:family="paragraph" style:parent-style-name="Table_20_Contents">
      <style:text-properties fo:font-weight="normal" officeooo:rsid="0014c615" officeooo:paragraph-rsid="0014c615" style:font-weight-asian="normal" style:font-weight-complex="normal"/>
    </style:style>
    <style:style style:name="P24" style:family="paragraph" style:parent-style-name="Table_20_Contents">
      <style:text-properties officeooo:rsid="0015e377" officeooo:paragraph-rsid="0015e377"/>
    </style:style>
    <style:style style:name="T1" style:family="text">
      <style:text-properties officeooo:rsid="00105b90"/>
    </style:style>
    <style:style style:name="T2" style:family="text">
      <style:text-properties officeooo:rsid="0011c8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бизнес-ситуации</text:h>
      <text:p text:style-name="P3">На протяжении последних пяти лет наша клиника являлась лидером в оказании стоматологических услуг в Нижнем Новгороде.</text:p>
      <text:p text:style-name="P3">Но, в связи с появлением большого количества конкурентов, популярность клиника начала снижаться.</text:p>
      <text:p text:style-name="P3">В данный момент клиника практически не обладает никакой рекламой, поэтому возникла необходимость в создании сайта-визитки, который позволит провести эффективную рекламную кампанию.</text:p>
      <text:p text:style-name="P5"/>
      <text:h text:style-name="P8" text:outline-level="2"><text:span text:style-name="T1">Устав проекта </text:span>«<text:span text:style-name="T1">Создание сайта-визитки для стоматологической клиники</text:span>»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Инициатор проекта</text:p>
          </table:table-cell>
          <table:table-cell table:style-name="Table1.B1" office:value-type="string">
            <text:p text:style-name="P9">Пономарёва М.В</text:p>
          </table:table-cell>
        </table:table-row>
        <table:table-row>
          <table:table-cell table:style-name="Table1.A2" office:value-type="string">
            <text:p text:style-name="P9">Дата представления проекта на защиту</text:p>
          </table:table-cell>
          <table:table-cell table:style-name="Table1.B2" office:value-type="string">
            <text:p text:style-name="P9">10.09.2015</text:p>
          </table:table-cell>
        </table:table-row>
        <table:table-row>
          <table:table-cell table:style-name="Table1.A2" office:value-type="string">
            <text:p text:style-name="P9">Планируемая дата начала проекта</text:p>
          </table:table-cell>
          <table:table-cell table:style-name="Table1.B2" office:value-type="string">
            <text:p text:style-name="P9">10.10.2015</text:p>
          </table:table-cell>
        </table:table-row>
      </table:table>
      <text:h text:style-name="P7" text:outline-level="2"/>
      <text:h text:style-name="Heading_20_2" text:outline-level="2">Содержание проекта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1. Обоснование целесообразности проведения проекта</text:p>
          </table:table-cell>
          <table:table-cell table:style-name="Table2.B1" office:value-type="string">
            <text:p text:style-name="P10">Клиника нуждается в проведении рекламной кампании, в качестве площадки для её проведение был выбран веб-сайт</text:p>
          </table:table-cell>
        </table:table-row>
        <table:table-row>
          <table:table-cell table:style-name="Table2.A2" office:value-type="string">
            <text:p text:style-name="P10">2. Цель проекта</text:p>
          </table:table-cell>
          <table:table-cell table:style-name="Table2.B2" office:value-type="string">
            <text:p text:style-name="P10">Реклама клиники</text:p>
          </table:table-cell>
        </table:table-row>
        <table:table-row>
          <table:table-cell table:style-name="Table2.A2" office:value-type="string">
            <text:p text:style-name="P10">3. Продукт проекта</text:p>
          </table:table-cell>
          <table:table-cell table:style-name="Table2.B2" office:value-type="string">
            <text:p text:style-name="P10">Сайт-визитка с информацией о клинике</text:p>
          </table:table-cell>
        </table:table-row>
        <table:table-row>
          <table:table-cell table:style-name="Table2.A2" office:value-type="string">
            <text:p text:style-name="P10">4. Заинтересованные в развитии проекта стороны</text:p>
          </table:table-cell>
          <table:table-cell table:style-name="Table2.B2" office:value-type="string">
            <text:p text:style-name="P10">Заказчики проекта</text:p>
            <text:p text:style-name="P10">Пользователи сайта</text:p>
          </table:table-cell>
        </table:table-row>
        <table:table-row>
          <table:table-cell table:style-name="Table2.A2" office:value-type="string">
            <text:p text:style-name="P10">5. Ожидание заинтересованных сторон</text:p>
          </table:table-cell>
          <table:table-cell table:style-name="Table2.B2" office:value-type="string">
            <text:p text:style-name="P10">Заказчики проекта: увеличение популярности клиники;</text:p>
            <text:p text:style-name="P10">Пользователи сайта: удобный сайт с информацией о клинике</text:p>
          </table:table-cell>
        </table:table-row>
        <table:table-row>
          <table:table-cell table:style-name="Table2.A2" office:value-type="string">
            <text:p text:style-name="P11">6. Риски проекта</text:p>
          </table:table-cell>
          <table:table-cell table:style-name="Table2.B2" office:value-type="string">
            <text:list xml:id="list958699206807156972" text:style-name="L1">
              <text:list-item>
                <text:p text:style-name="P12">Выход из бюджета проекта</text:p>
              </text:list-item>
              <text:list-item>
                <text:p text:style-name="P12">Недостаток финансовых ресурсов</text:p>
              </text:list-item>
              <text:list-item>
                <text:p text:style-name="P12">Ошибки в планировании работ по проекту</text:p>
              </text:list-item>
              <text:list-item>
                <text:p text:style-name="P2"><text:span text:style-name="T2">Ошибки в планировании работ по проекту </text:span></text:p>
              </text:list-item>
              <text:list-item>
                <text:p text:style-name="P1">Отсутствие необходимых технических возможностей в требуемый </text:p>
              </text:list-item>
              <text:list-item>
                <text:p text:style-name="P1">момент </text:p>
              </text:list-item>
              <text:list-item>
                <text:p text:style-name="P1">Недостаток квалификации пользователей </text:p>
              </text:list-item>
              <text:list-item>
                <text:p text:style-name="P1"><text:soft-page-break/>Противодействие системы управления </text:p>
              </text:list-item>
              <text:list-item>
                <text:p text:style-name="P1">Страхи и опасения пользователей и команды проекта </text:p>
              </text:list-item>
              <text:list-item>
                <text:p text:style-name="P1">Саботаж пользователей при внедрении </text:p>
              </text:list-item>
              <text:list-item>
                <text:p text:style-name="P1">Потеря ожидаемого функционала информационной системы </text:p>
              </text:list-item>
              <text:list-item>
                <text:p text:style-name="P1">Изменение законодательства </text:p>
              </text:list-item>
              <text:list-item>
                <text:p text:style-name="P1">Изменения в составе команды проекта </text:p>
              </text:list-item>
              <text:list-item>
                <text:p text:style-name="P1">Ошибки в организации работы по проекту </text:p>
              </text:list-item>
              <text:list-item>
                <text:p text:style-name="P1">Низкая скорость принятия решений по проекту (затягивание </text:p>
              </text:list-item>
              <text:list-item>
                <text:p text:style-name="P1">процедуры согласования) </text:p>
              </text:list-item>
              <text:list-item>
                <text:p text:style-name="P1">Недостаточная компетентность членов команды проекта </text:p>
              </text:list-item>
              <text:list-item>
                <text:p text:style-name="P1">Не кому проводить аналитическую работу по документации </text:p>
              </text:list-item>
              <text:list-item>
                <text:p text:style-name="P1">проекта </text:p>
              </text:list-item>
              <text:list-item>
                <text:p text:style-name="P1">Узость интересов членов команды </text:p>
              </text:list-item>
              <text:list-item>
                <text:p text:style-name="P1">Самоустранение руководства от участия в проект</text:p>
              </text:list-item>
            </text:list>
          </table:table-cell>
        </table:table-row>
        <table:table-row>
          <table:table-cell table:style-name="Table2.B2" table:number-columns-spanned="2" office:value-type="string">
            <text:p text:style-name="P13">Ограничения проекта</text:p>
          </table:table-cell>
          <table:covered-table-cell/>
        </table:table-row>
        <table:table-row>
          <table:table-cell table:style-name="Table2.A2" office:value-type="string">
            <text:p text:style-name="P11">1. Время на исполнения проекта</text:p>
          </table:table-cell>
          <table:table-cell table:style-name="Table2.B2" office:value-type="string">
            <text:p text:style-name="P11">До 2 месяцев</text:p>
          </table:table-cell>
        </table:table-row>
        <table:table-row>
          <table:table-cell table:style-name="Table2.A2" office:value-type="string">
            <text:p text:style-name="P11">2. Затраты по проекту</text:p>
          </table:table-cell>
          <table:table-cell table:style-name="Table2.B2" office:value-type="string">
            <text:p text:style-name="P11">Не более 215 тыс. руб.</text:p>
          </table:table-cell>
        </table:table-row>
        <table:table-row>
          <table:table-cell table:style-name="Table2.A2" office:value-type="string">
            <text:p text:style-name="P16">3. Организационные</text:p>
          </table:table-cell>
          <table:table-cell table:style-name="Table2.B2" office:value-type="string">
            <text:p text:style-name="P16">Работы по проекту осуществляются под руководством заказчика</text:p>
          </table:table-cell>
        </table:table-row>
        <table:table-row>
          <table:table-cell table:style-name="Table2.A2" office:value-type="string">
            <text:p text:style-name="P16">4. Время команды проекта</text:p>
          </table:table-cell>
          <table:table-cell table:style-name="Table2.B2" office:value-type="string">
            <text:p text:style-name="P16">До 60% рабочего времени</text:p>
          </table:table-cell>
        </table:table-row>
        <table:table-row>
          <table:table-cell table:style-name="Table2.A2" office:value-type="string">
            <text:p text:style-name="P17">5. Критерии оценки успешности проекта</text:p>
          </table:table-cell>
          <table:table-cell table:style-name="Table2.B2" office:value-type="string">
            <text:p text:style-name="P17">Выполнение бюджета проекта</text:p>
          </table:table-cell>
        </table:table-row>
        <table:table-row>
          <table:table-cell table:style-name="Table2.B2" table:number-columns-spanned="2" office:value-type="string">
            <text:p text:style-name="P14">Фазы жизненного цикла проекта</text:p>
          </table:table-cell>
          <table:covered-table-cell/>
        </table:table-row>
        <table:table-row>
          <table:table-cell table:style-name="Table2.A2" office:value-type="string">
            <text:p text:style-name="P17">1. Инициация и запуск проекта</text:p>
          </table:table-cell>
          <table:table-cell table:style-name="Table2.B2" office:value-type="string">
            <text:p text:style-name="P17">До 10.10.2015г.</text:p>
          </table:table-cell>
        </table:table-row>
        <table:table-row>
          <table:table-cell table:style-name="Table2.A2" office:value-type="string">
            <text:p text:style-name="P17">2. Разработка заявки</text:p>
          </table:table-cell>
          <table:table-cell table:style-name="Table2.B2" office:value-type="string">
            <text:p text:style-name="P17">До 22.10.2015г.</text:p>
            <text:list xml:id="list1853106179279583192" text:style-name="L2">
              <text:list-item>
                <text:p text:style-name="P18">Обследование объекта и обоснование необходимости создания сайта-визитки</text:p>
              </text:list-item>
              <text:list-item>
                <text:p text:style-name="P18">Формирование требований пользователя к сайту</text:p>
              </text:list-item>
              <text:list-item>
                <text:p text:style-name="P18">Разработка проекта заявки на создание сайта</text:p>
              </text:list-item>
              <text:list-item>
                <text:p text:style-name="P18">Согласование проекта заявки на сайт</text:p>
              </text:list-item>
            </text:list>
          </table:table-cell>
        </table:table-row>
        <table:table-row>
          <table:table-cell table:style-name="Table2.A2" office:value-type="string">
            <text:p text:style-name="P17">3. Разработка концепции</text:p>
          </table:table-cell>
          <table:table-cell table:style-name="Table2.B2" office:value-type="string">
            <text:p text:style-name="P17">До 2.11.2015г.</text:p>
            <text:list xml:id="list6683973085253958036" text:style-name="L3">
              <text:list-item>
                <text:p text:style-name="P19">Изучение объекта</text:p>
              </text:list-item>
              <text:list-item>
                <text:p text:style-name="P19">Разработка вариантов концепции</text:p>
              </text:list-item>
              <text:list-item>
                <text:p text:style-name="P19">Разработка проекта концепции</text:p>
              </text:list-item>
              <text:list-item>
                <text:p text:style-name="P19">Согласование проекта концепции с заказчиком</text:p>
              </text:list-item>
            </text:list>
          </table:table-cell>
        </table:table-row>
        <table:table-row>
          <table:table-cell table:style-name="Table2.A2" office:value-type="string">
            <text:p text:style-name="P17">4. Разработка технического задания</text:p>
          </table:table-cell>
          <table:table-cell table:style-name="Table2.B2" office:value-type="string">
            <text:p text:style-name="P17">До 5.11.2015г.</text:p>
          </table:table-cell>
        </table:table-row>
        <text:soft-page-break/>
        <table:table-row>
          <table:table-cell table:style-name="Table2.A2" office:value-type="string">
            <text:p text:style-name="P20">5. Разработка эскизного проекта</text:p>
          </table:table-cell>
          <table:table-cell table:style-name="Table2.B2" office:value-type="string">
            <text:p text:style-name="P20">До 10.11.2015г.</text:p>
          </table:table-cell>
        </table:table-row>
        <table:table-row>
          <table:table-cell table:style-name="Table2.A2" office:value-type="string">
            <text:p text:style-name="P20">6. Разработка технического проекта</text:p>
          </table:table-cell>
          <table:table-cell table:style-name="Table2.B2" office:value-type="string">
            <text:p text:style-name="P20">До 3.12.2015г.</text:p>
            <text:list xml:id="list2755039145801288650" text:style-name="L4">
              <text:list-item>
                <text:p text:style-name="P21">Разработка структуры сайта</text:p>
              </text:list-item>
              <text:list-item>
                <text:p text:style-name="P21">Разработка дизайна сайта</text:p>
              </text:list-item>
              <text:list-item>
                <text:p text:style-name="P21">Вёрстка сайта</text:p>
              </text:list-item>
            </text:list>
          </table:table-cell>
        </table:table-row>
        <table:table-row>
          <table:table-cell table:style-name="Table2.A2" office:value-type="string">
            <text:p text:style-name="P20">7. Ввод в действие</text:p>
          </table:table-cell>
          <table:table-cell table:style-name="Table2.B2" office:value-type="string">
            <text:p text:style-name="P20">До 12.31.2015г.</text:p>
            <text:list xml:id="list7199148667535611780" text:style-name="L5">
              <text:list-item>
                <text:p text:style-name="P22">Подготовка хостинга для размещения сайта</text:p>
              </text:list-item>
              <text:list-item>
                <text:p text:style-name="P22">Размещение сайта на хостинге</text:p>
              </text:list-item>
              <text:list-item>
                <text:p text:style-name="P22">Пусконаладочные работы</text:p>
              </text:list-item>
              <text:list-item>
                <text:p text:style-name="P22">Испытания сайта</text:p>
              </text:list-item>
              <text:list-item>
                <text:p text:style-name="P22">Опытная эксплуатация сайта</text:p>
              </text:list-item>
              <text:list-item>
                <text:p text:style-name="P22">Оформление акта приёмки сайта</text:p>
              </text:list-item>
            </text:list>
          </table:table-cell>
        </table:table-row>
        <table:table-row>
          <table:table-cell table:style-name="Table2.B2" table:number-columns-spanned="2" office:value-type="string">
            <text:p text:style-name="P15">Документы по проекту, требуюшие согласования и утверждения</text:p>
          </table:table-cell>
          <table:covered-table-cell/>
        </table:table-row>
        <table:table-row>
          <table:table-cell table:style-name="Table2.A2" office:value-type="string">
            <text:p text:style-name="P23">Приказ о запуске проекта</text:p>
          </table:table-cell>
          <table:table-cell table:style-name="Table2.B2" office:value-type="string">
            <text:p text:style-name="P23">Готовит руководитель проекта</text:p>
          </table:table-cell>
        </table:table-row>
        <table:table-row>
          <table:table-cell table:style-name="Table2.A2" office:value-type="string">
            <text:p text:style-name="P23">План проекта</text:p>
          </table:table-cell>
          <table:table-cell table:style-name="Table2.B2" office:value-type="string">
            <text:p text:style-name="P23">Составляет руководитель проекта, утверждает заказчик</text:p>
          </table:table-cell>
        </table:table-row>
        <table:table-row>
          <table:table-cell table:style-name="Table2.A2" office:value-type="string">
            <text:p text:style-name="P23">Техническое задание</text:p>
          </table:table-cell>
          <table:table-cell table:style-name="Table2.B2" office:value-type="string">
            <text:p text:style-name="P23">Составляет руководитель проекта, утверждает заказчик</text:p>
          </table:table-cell>
        </table:table-row>
        <table:table-row>
          <table:table-cell table:style-name="Table2.A2" office:value-type="string">
            <text:p text:style-name="P23">Технический проект</text:p>
          </table:table-cell>
          <table:table-cell table:style-name="Table2.B2" office:value-type="string">
            <text:p text:style-name="P23">Составляет руководитель проекта, утверждает заказчик</text:p>
          </table:table-cell>
        </table:table-row>
        <table:table-row>
          <table:table-cell table:style-name="Table2.A2" office:value-type="string">
            <text:p text:style-name="P23">Итоговый отчёт по проекту</text:p>
          </table:table-cell>
          <table:table-cell table:style-name="Table2.B2" office:value-type="string">
            <text:p text:style-name="P23">Готовит руководитель проекта</text:p>
          </table:table-cell>
        </table:table-row>
      </table:table>
      <text:h text:style-name="Heading_20_2" text:outline-level="2">Ресурсы проекта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4">Команда проекта</text:p>
          </table:table-cell>
          <table:table-cell table:style-name="Table3.B1" office:value-type="string">
            <text:p text:style-name="P24">Руководитель проекта</text:p>
            <text:p text:style-name="P24">Дизайнер</text:p>
            <text:p text:style-name="P24">Верстальщик</text:p>
          </table:table-cell>
        </table:table-row>
      </table:table>
      <text:h text:style-name="Heading_20_2" text:outline-level="2">Отчётность по проекту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4">Ежедневная</text:p>
          </table:table-cell>
          <table:table-cell table:style-name="Table4.B1" office:value-type="string">
            <text:p text:style-name="P24">Нет</text:p>
          </table:table-cell>
        </table:table-row>
        <table:table-row>
          <table:table-cell table:style-name="Table4.A2" office:value-type="string">
            <text:p text:style-name="P24">Еженедельная</text:p>
          </table:table-cell>
          <table:table-cell table:style-name="Table4.B2" office:value-type="string">
            <text:p text:style-name="P24">Совещание, проводимое преподавателем и руководителем проекта, на котором обсуждается статус и проблемы проекта</text:p>
          </table:table-cell>
        </table:table-row>
        <table:table-row>
          <table:table-cell table:style-name="Table4.A2" office:value-type="string">
            <text:p text:style-name="P24">По вехам</text:p>
          </table:table-cell>
          <table:table-cell table:style-name="Table4.B2" office:value-type="string">
            <text:p text:style-name="P24">Совещание, проводимое преподавателем и руководителем проекта, на котором обсуждается статус проекта (по согласованным критичным точкам промежуточного контроля выполнения работ)</text:p>
          </table:table-cell>
        </table:table-row>
        <table:table-row>
          <table:table-cell table:style-name="Table4.A2" office:value-type="string">
            <text:p text:style-name="P24">Ежемесячная</text:p>
          </table:table-cell>
          <table:table-cell table:style-name="Table4.B2" office:value-type="string">
            <text:p text:style-name="P24">Финансовый отчёт и отчёт о ходе проекта руководителя проекта заказчику</text:p>
          </table:table-cell>
        </table:table-row>
        <table:table-row>
          <table:table-cell table:style-name="Table4.A2" office:value-type="string">
            <text:p text:style-name="P24">Итоговая</text:p>
          </table:table-cell>
          <table:table-cell table:style-name="Table4.B2" office:value-type="string">
            <text:p text:style-name="P24">Итоговый отчёт перед руководством клиники по результатам проекта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Starostyants</meta:initial-creator>
    <meta:creation-date>2015-10-28T15:50:36.055489439</meta:creation-date>
    <meta:generator>LibreOffice/4.2.8.2$Linux_X86_64 LibreOffice_project/420m0$Build-2</meta:generator>
    <dc:date>2015-10-28T16:35:49.178169215</dc:date>
    <dc:creator>Artem Starostyants</dc:creator>
    <meta:editing-duration>PT32M17S</meta:editing-duration>
    <meta:editing-cycles>9</meta:editing-cycles>
    <meta:document-statistic meta:table-count="4" meta:image-count="0" meta:object-count="0" meta:page-count="3" meta:paragraph-count="116" meta:word-count="532" meta:character-count="4000" meta:non-whitespace-character-count="3605"/>
  </office:meta>
</office:document-meta>
</file>